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82in"/>
    </style:style>
    <style:style style:name="co2" style:family="table-column">
      <style:table-column-properties fo:break-before="auto" style:column-width="1.557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4" style:family="table-cell" style:parent-style-name="Default" style:data-style-name="N37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56" table:default-cell-style-name="ce2"/>
        <table:table-column table:style-name="co1" table:number-columns-repeated="76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bril.dulce@citipo.com" xlink:type="simple">abril.dulce@citipo.com</text:a>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ara.hashimoto@citipo.com" xlink:type="simple">mara.hashimoto@citipo.com</text:a>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philip.gent@citipo.com" xlink:type="simple">philip.gent@citipo.com</text:a>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5"/>
        </table:table-row>
        <table:table-row table:style-name="ro1" table:number-rows-repeated="1048398">
          <table:table-cell table:number-columns-repeated="1024"/>
        </table:table-row>
        <table:table-row table:style-name="ro2" table:number-rows-repeated="1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17:26:32.8562326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03T11:50:33.710289200</meta:creation-date>
    <dc:date>2022-09-05T17:27:14.076807242</dc:date>
    <meta:editing-cycles>8</meta:editing-cycles>
    <meta:editing-duration>PT23H30M19S</meta:editing-duration>
    <meta:generator>LibreOffice/7.2.7.2$Linux_X86_64 LibreOffice_project/20$Build-2</meta:generator>
    <meta:document-statistic meta:table-count="1" meta:cell-count="36" meta:object-count="0"/>
  </office:meta>
</office:document-meta>
</file>